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300000089CF63833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376cm" svg:x="0.249cm" svg:y="0.257cm">
          <draw:image xlink:href="Pictures/20000002000001E300000089CF63833D.eps" xlink:type="simple" xlink:show="embed" xlink:actuate="onLoad">
            <text:p/>
          </draw:image>
        </draw:frame>
        <draw:frame draw:style-name="gr2" draw:layer="layout" svg:width="0.501cm" svg:height="0.469cm" svg:x="0.341cm" svg:y="0.3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469cm" svg:x="0.345cm" svg:y="1.0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85cm" svg:height="0.469cm" svg:x="0.349cm" svg:y="1.7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25cm" svg:height="0.469cm" svg:x="2.165cm" svg:y="1.5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877cm" svg:height="0.469cm" svg:x="4.049cm" svg:y="0.9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04cm" svg:height="0.469cm" svg:x="6.089cm" svg:y="0.369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9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2:32:30</dc:date>
    <dc:creator>kkk </dc:creator>
    <meta:editing-duration>PT16H2M19S</meta:editing-duration>
    <meta:editing-cycles>73</meta:editing-cycles>
    <meta:generator>LibreOffice/3.3$Linux LibreOffice_project/330m19$Build-401</meta:generator>
    <meta:document-statistic meta:object-count="7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over accent="true">
      <mi>C</mi>
      <mo>¯</mo>
    </mover>
    <annotation encoding="StarMath 5.0">overline{C}</annotation>
  </semantics>
</math>
</file>

<file path=Object 5/content.xml><?xml version="1.0" encoding="utf-8"?>
<math xmlns="http://www.w3.org/1998/Math/MathML">
  <semantics>
    <mrow>
      <mi>B</mi>
      <mover accent="true">
        <mi>C</mi>
        <mo>¯</mo>
      </mover>
    </mrow>
    <annotation encoding="StarMath 5.0">B overline{C}</annotation>
  </semantics>
</math>
</file>

<file path=Object 6/content.xml><?xml version="1.0" encoding="utf-8"?>
<math xmlns="http://www.w3.org/1998/Math/MathML">
  <semantics>
    <mrow>
      <mrow>
        <mi>Z</mi>
        <mo stretchy="false">=</mo>
        <mrow>
          <mi>A</mi>
          <mo stretchy="false">+</mo>
          <mi>B</mi>
        </mrow>
      </mrow>
      <mover accent="true">
        <mi>C</mi>
        <mo>¯</mo>
      </mover>
    </mrow>
    <annotation encoding="StarMath 5.0">Z=A+B overline{C}</annotation>
  </semantics>
</math>
</file>